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'Segoe UI', Helvetica, Arial, sans-serif"/>
    <style:font-face style:name="Lohit Devanagari1" svg:font-family="'Lohit Devanagari'"/>
    <style:font-face style:name="inherit" svg:font-family="inherit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18e82a" officeooo:paragraph-rsid="0018e82a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weight="bold" officeooo:rsid="0018e82a" officeooo:paragraph-rsid="0018e82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8e82a" officeooo:paragraph-rsid="0018e82a" fo:background-color="#fffffe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c36b2" officeooo:paragraph-rsid="001c36b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32222" style:font-name="inherit" officeooo:rsid="0018e82a" officeooo:paragraph-rsid="0018e82a" loext:padding="0cm" loext:border="none"/>
    </style:style>
    <style:style style:name="P6" style:family="paragraph" style:parent-style-name="Standard">
      <style:paragraph-properties fo:text-align="start" style:justify-single-word="false"/>
      <style:text-properties fo:color="#232222" style:font-name="inherit" officeooo:rsid="0018e82a" officeooo:paragraph-rsid="001c36b2" loext:padding="0cm" loext:border="none"/>
    </style:style>
    <style:style style:name="P7" style:family="paragraph" style:parent-style-name="Standard">
      <style:paragraph-properties fo:text-align="start" style:justify-single-word="false"/>
      <style:text-properties fo:color="#232222" style:font-name="inherit" officeooo:paragraph-rsid="0018e82a" fo:background-color="#fffffe" loext:padding="0cm" loext:border="none"/>
    </style:style>
    <style:style style:name="P8" style:family="paragraph" style:parent-style-name="Standard">
      <style:paragraph-properties fo:text-align="start" style:justify-single-word="false"/>
      <style:text-properties fo:color="#232222" style:font-name="inherit" officeooo:rsid="00201803" officeooo:paragraph-rsid="00201803" loext:padding="0cm" loext:border="none"/>
    </style:style>
    <style:style style:name="P9" style:family="paragraph" style:parent-style-name="Standard">
      <style:paragraph-properties fo:text-align="start" style:justify-single-word="false"/>
      <style:text-properties fo:color="#9e4f00" style:font-name="inherit" officeooo:rsid="0018e82a" officeooo:paragraph-rsid="001c36b2" loext:padding="0cm" loext:border="none"/>
    </style:style>
    <style:style style:name="P10" style:family="paragraph" style:parent-style-name="Standard">
      <style:paragraph-properties fo:margin-left="0cm" fo:margin-right="0cm" fo:margin-top="0.026cm" fo:margin-bottom="0.026cm" loext:contextual-spacing="false" fo:text-indent="0cm" style:auto-text-indent="false"/>
      <style:text-properties fo:color="#232222" style:font-name="inherit" fo:background-color="#fffffe" loext:padding="0cm" loext:border="none"/>
    </style:style>
    <style:style style:name="T1" style:family="text">
      <style:text-properties officeooo:rsid="001c36b2"/>
    </style:style>
    <style:style style:name="T2" style:family="text">
      <style:text-properties officeooo:rsid="001f3640"/>
    </style:style>
    <style:style style:name="T3" style:family="text">
      <style:text-properties officeooo:rsid="0018e82a" fo:background-color="#fffffe" loext:char-shading-value="0"/>
    </style:style>
    <style:style style:name="T4" style:family="text">
      <style:text-properties officeooo:rsid="0023b423"/>
    </style:style>
    <style:style style:name="T5" style:family="text">
      <style:text-properties fo:color="#002c00" officeooo:rsid="0018e82a" fo:background-color="#fffffe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7.858cm" svg:y="0.37cm" svg:width="2.646cm" draw:z-index="0">
        <draw:text-box fo:min-height="0.041cm">
          <text:p text:style-name="Text_20_body"/>
        </draw:text-box>
      </draw:frame>
      <text:p text:style-name="P2">Zend 3 </text:p>
      <text:p text:style-name="P1"/>
      <text:p text:style-name="P1">.htaccess – configuracao do apache</text:p>
      <text:p text:style-name="P1"/>
      <text:p text:style-name="P1"/>
      <text:p text:style-name="P4"><text:span text:style-name="T2">T</text:span>ratamento de entrada e saida </text:p>
      <text:p text:style-name="P6"><text:span text:style-name="T1">module/application/config/module.config.php: </text:span></text:p>
      <text:p text:style-name="P9">'strategies' =&gt; [ 'ViewJsonStrategy', ],</text:p>
      <text:p text:style-name="P5"/>
      <text:p text:style-name="P8"><text:span text:style-name="T4">d</text:span>epois instalar: <text:span text:style-name="T5">composer require zendframework/zend-json </text:span></text:p>
      <text:p text:style-name="P5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'Segoe UI', Helvetica, Arial, sans-serif"/>
    <style:font-face style:name="Lohit Devanagari1" svg:font-family="'Lohit Devanagari'"/>
    <style:font-face style:name="inherit" svg:font-family="inherit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1:23:34.170762649</meta:creation-date>
    <meta:generator>LibreOffice/5.4.6.2$Linux_X86_64 LibreOffice_project/40m0$Build-2</meta:generator>
    <dc:date>2018-07-17T15:41:00.502340462</dc:date>
    <meta:editing-duration>PT14M44S</meta:editing-duration>
    <meta:editing-cycles>9</meta:editing-cycles>
    <meta:document-statistic meta:table-count="0" meta:image-count="0" meta:object-count="0" meta:page-count="2" meta:paragraph-count="6" meta:word-count="22" meta:character-count="214" meta:non-whitespace-character-count="193"/>
  </office:meta>
</office:document-meta>
</file>